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-subtitle">
      <style:graphic-properties fo:min-height="42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2-subtitle">
      <style:graphic-properties draw:fill-color="#ffffff" fo:min-height="16.255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style:text-properties fo:font-size="36pt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nnotation tools : proof of concep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Internal meeting – A World of Possibilitie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utlin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ools :</text:p>
                <text:list>
                  <text:list-item>
                    <text:p>Analec</text:p>
                  </text:list-item>
                  <text:list-item>
                    <text:p>Oxygen</text:p>
                  </text:list-item>
                  <text:list-item>
                    <text:p>WebAnn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utlin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or each tool :</text:p>
                <text:list>
                  <text:list-item>
                    <text:p>Workflow</text:p>
                  </text:list-item>
                  <text:list-item>
                    <text:p>Use case</text:p>
                  </text:list-item>
                  <text:list-item>
                    <text:p>Advantages</text:p>
                  </text:list-item>
                  <text:list-item>
                    <text:p>Disadvantages</text:p>
                  </text:list-item>
                </text:list>
              </text:list-item>
              <text:list-item>
                <text:p>Final discuss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" presentation:presentation-page-layout-name="AL3T32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NALEC</text:p>
          </draw:text-box>
        </draw:frame>
        <draw:frame presentation:style-name="pr6" draw:layer="layout" svg:width="29.996cm" svg:height="42cm" svg:x="1.524cm" svg:y="0.837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orkflow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Creation of the annotation scheme</text:span></text:p>
              </text:list-item>
              <text:list-item>
                <text:p>Upload <text:span text:style-name="T2">curated</text:span> plain text versions of the texts</text:p>
              </text:list-item>
              <text:list-item>
                <text:p>Manual annotation of modality</text:p>
              </text:list-item>
              <text:list-item>
                <text:p>Output TEI version</text:p>
              </text:list-item>
              <text:list-item>
                <text:p>Automatic annotation of archiunit and direction</text:p>
              </text:list-item>
              <text:list-item>
                <text:p><text:span text:style-name="T1">Automatic annotation of lemmata, PoS &amp; morphosyntactic feature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dvantages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Intuitive</text:p>
              </text:list-item>
              <text:list-item>
                <text:p>Built-in analytical tools</text:p>
              </text:list-item>
              <text:list-item>
                <text:p>Modifications of schema are relatevely easy to implemen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isadvantages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Starting point: TXT corpus (ecdotic annotations?)</text:p>
              </text:list-item>
              <text:list-item>
                <text:p>Not a powerful annotation scheme</text:p>
                <text:list>
                  <text:list-item>
                    <text:p>One cannot define cardinalities :</text:p>
                    <text:list>
                      <text:list-item>
                        <text:p>Whether a feature is optional or mandatory (and whether it can be repeated)</text:p>
                      </text:list-item>
                    </text:list>
                  </text:list-item>
                  <text:list-item>
                    <text:p>One cannot define restrictions according to the value of a specific feature</text:p>
                    <text:list>
                      <text:list-item>
                        <text:p>E.g., rule that asserts that : if @type_of_modality = “dynamic” then @subtype must be either “possibility” or “necessity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isadvantages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t does not allow the hierarquization of features</text:p>
              </text:list-item>
              <text:list-item>
                <text:p>A codification of ambiguity is not possibl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" presentation:presentation-page-layout-name="AL3T32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oXygen XML Editor</text:p>
          </draw:text-box>
        </draw:frame>
        <draw:frame presentation:style-name="pr6" draw:text-style-name="P4" draw:layer="layout" svg:width="29.996cm" svg:height="42cm" svg:x="1.524cm" svg:y="0.837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Workflow - 1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Homogenization or creation of a TEI version of the text</text:p>
              </text:list-item>
              <text:list-item>
                <text:p>Delimitate marker, scope and relation and add the corresponding code to define modality</text:p>
              </text:list-item>
              <text:list-item>
                <text:p text:style-name="P5">Automatic annotation of archiunit and direction</text:p>
              </text:list-item>
              <text:list-item>
                <text:p text:style-name="P5"><text:span text:style-name="T1">Automatic annotation of lemmata, PoS &amp; morphosyntactic feature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Workflow - 2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Homogenization or creation of a TEI version of the text</text:p>
              </text:list-item>
              <text:list-item>
                <text:p><text:span text:style-name="T1">Automatic annotation of lemmata, PoS &amp; morphosyntactic features</text:span></text:p>
              </text:list-item>
              <text:list-item>
                <text:p>Delimitate marker, scope and relation and add the corresponding code to define modality meaning</text:p>
              </text:list-item>
              <text:list-item>
                <text:p text:style-name="P5">Automatic annotation of archiunit and direct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Advantages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Standard formalization of the annotation schema</text:p>
              </text:list-item>
              <text:list-item>
                <text:p>Possibility to implement very complex restrictions</text:p>
              </text:list-item>
              <text:list-item>
                <text:p>Specific tools for the reviewer process</text:p>
              </text:list-item>
              <text:list-item>
                <text:p>No changes of format throughtout the workflow</text:p>
              </text:list-item>
              <text:list-item>
                <text:p>Updates in the annotation schema are quite easy to implement</text:p>
              </text:list-item>
              <text:list-item>
                <text:p>Possibility to make a first pass tagging potential marker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Disadvantages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Existence of a learning curve for shortcuts and annotation process</text:p>
              </text:list-item>
              <text:list-item>
                <text:p>The bouderies of discontinuos elements are not controlled during the annotation process</text:p>
              </text:list-item>
              <text:list-item>
                <text:p>IDs tables, especially for modal relations, might be tedious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" presentation:presentation-page-layout-name="AL3T32" presentation:use-date-time-name="dtd1">
        <draw:frame presentation:style-name="Vivid-title" draw:layer="layout" svg:width="29.996cm" svg:height="12.371cm" svg:x="1.524cm" svg:y="0.837cm" presentation:class="title" presentation:user-transformed="true">
          <draw:text-box>
            <text:p>WebAnno</text:p>
          </draw:text-box>
        </draw:frame>
        <draw:frame presentation:style-name="pr6" draw:text-style-name="P4" draw:layer="layout" svg:width="29.996cm" svg:height="42cm" svg:x="1.524cm" svg:y="0.837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Workflow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 text:style-name="P5"><text:span text:style-name="T1">Creation of the annotation scheme</text:span></text:p>
              </text:list-item>
              <text:list-item>
                <text:p text:style-name="P5"><text:span text:style-name="T1">Upload </text:span><text:span text:style-name="T3">curated</text:span><text:span text:style-name="T1"> plain text versions of the texts</text:span></text:p>
              </text:list-item>
              <text:list-item>
                <text:p text:style-name="P5"><text:span text:style-name="T1">Manual annotation of modality</text:span></text:p>
              </text:list-item>
              <text:list-item>
                <text:p text:style-name="P5"><text:span text:style-name="T1">Export annotations in XMI</text:span></text:p>
              </text:list-item>
              <text:list-item>
                <text:p text:style-name="P5"><text:span text:style-name="T1">Use DKPro framework to develop a UIMA based pipeline that merges the manual annotation with the automatic on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Advantages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Easy to annotate</text:p>
              </text:list-item>
              <text:list-item>
                <text:p>Designed for a collaborative environment</text:p>
              </text:list-item>
              <text:list-item>
                <text:p>Supports different types of users (e.g. annotator vs. curator)</text:p>
              </text:list-item>
              <text:list-item>
                <text:p>Automatically calculates annotators agreement</text:p>
              </text:list-item>
              <text:list-item>
                <text:p>Manual annotations can later been used for training and implementation of automatic annotation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Disadvantages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Starting point: TXT corpus (ecdotic annotations?)</text:p>
              </text:list-item>
              <text:list-item>
                <text:p>Unfamiliar formats</text:p>
              </text:list-item>
              <text:list-item>
                <text:p>Learning curve of the pipeline developmen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3T32" presentation:use-date-time-name="dtd1">
        <draw:frame presentation:style-name="pr9" draw:text-style-name="P3" draw:layer="layout" svg:width="29.996cm" svg:height="16.255cm" svg:x="1.664cm" svg:y="2.337cm" presentation:class="subtitle" presentation:user-transformed="true">
          <draw:text-box>
            <text:p>Free discussio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0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09:34:51.932778005</meta:creation-date>
    <meta:editing-duration>PT7H42M25S</meta:editing-duration>
    <meta:editing-cycles>15</meta:editing-cycles>
    <meta:generator>LibreOffice/6.1.6.3$Linux_X86_64 LibreOffice_project/10$Build-3</meta:generator>
    <dc:title>Vivid</dc:title>
    <dc:date>2019-06-12T11:11:55.491376695</dc:date>
    <meta:document-statistic meta:object-count="111"/>
  </office:meta>
</office:document-meta>
</file>